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985cm" svg:height="0.762cm" draw:transform="skewX (-0.000349065850398866) rotate (-1.97309471937959) translate (5.3322888355282cm 3.53985898354333cm)" svg:viewBox="0 0 4986 763" svg:d="M50 654c341 30 1464 99 2183 106 720 9 2540-9 2633-39 122-39 203-644-25-655-228-10-1469 130-2306 138-836 13-2048-130-2403-204-122-16-181 645-82 654z">
          <text:p/>
        </draw:path>
        <draw:path draw:style-name="gr1" draw:text-style-name="P1" draw:layer="layout" svg:width="4.781cm" svg:height="1.088cm" draw:transform="skewX (-0.000349065850398865) rotate (-1.18577669380495) translate (5.59004134706709cm 3.02896178053832cm)" svg:viewBox="0 0 4782 1089" svg:d="M399 1089c238-6 1058-288 2175-325 1118-36 1803 79 2179 75 125 3-191-789-307-805-349-46-1124-41-2033-13-908 30-2020 211-2304 258s49 815 290 810z">
          <text:p/>
        </draw:path>
        <draw:path draw:style-name="gr1" draw:text-style-name="P1" draw:layer="layout" svg:width="1.6cm" svg:height="3.478cm" draw:transform="skewX (0.00122173047639603) rotate (-1.55229583672376) translate (6.7851670420358cm 5.70962437916043cm)" svg:viewBox="0 0 1601 3479" svg:d="M1600 3265c-88-185-457-829-607-1513-148-681-167-1144-180-1437-14-297-810-427-813-199-3 227 149 1137 340 1822 191 689 407 1118 501 1413s787 1 759-86z">
          <text:p/>
        </draw:path>
        <draw:path draw:style-name="gr1" draw:text-style-name="P1" draw:layer="layout" svg:width="0.902cm" svg:height="0.661cm" draw:transform="rotate (-2.15687788961459) translate (5.513791145399cm 3.3107947751292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244346095279185) rotate (-2.1556561591382) translate (3.5914736659504cm 7.6523561881004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1cm" draw:transform="rotate (-2.15757602131539) translate (7.3656577737704cm 7.2186151038324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7.0946244787323cm 5.8649614417958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4.101623985261cm 6.70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27cm" svg:height="2.722cm" draw:transform="rotate (-1.55229583672376) translate (6.39422727333861cm 2.08748731292427cm)" svg:viewBox="0 0 928 2723" svg:d="M927 2666c-58-186-110-839-127-1205-18-364 5-940 13-1083 1-124-859-660-811-186 50 475 52 742 75 1224 24 482 16 756 39 1062 41 286 840 281 811 188z">
          <text:p/>
        </draw:path>
        <draw:path draw:style-name="gr1" draw:text-style-name="P1" draw:layer="layout" svg:width="0.903cm" svg:height="0.661cm" draw:transform="skewX (0.00122173047639602) rotate (-2.15687788961459) translate (6.6316401432272cm 2.243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rotate (-2.15757602131539) translate (4.3398244404367cm 2.4024484371657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25:02.448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11"/>
  </office:meta>
</office:document-meta>
</file>